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161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4.8063in"/>
    </style:style>
    <style:style style:name="co6" style:family="table-column">
      <style:table-column-properties fo:break-before="auto" style:column-width="1.7827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0.2709in"/>
    </style:style>
    <style:style style:name="co11" style:family="table-column">
      <style:table-column-properties fo:break-before="auto" style:column-width="0.5929in"/>
    </style:style>
    <style:style style:name="co12" style:family="table-column">
      <style:table-column-properties fo:break-before="auto" style:column-width="0.4965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8252in"/>
    </style:style>
    <style:style style:name="co15" style:family="table-column">
      <style:table-column-properties fo:break-before="auto" style:column-width="0.8362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3.4453in"/>
    </style:style>
    <style:style style:name="co19" style:family="table-column">
      <style:table-column-properties fo:break-before="auto" style:column-width="2.628in"/>
    </style:style>
    <style:style style:name="co20" style:family="table-column">
      <style:table-column-properties fo:break-before="auto" style:column-width="1.8917in"/>
    </style:style>
    <style:style style:name="co21" style:family="table-column">
      <style:table-column-properties fo:break-before="auto" style:column-width="2.8866in"/>
    </style:style>
    <style:style style:name="co22" style:family="table-column">
      <style:table-column-properties fo:break-before="auto" style:column-width="1.7264in"/>
    </style:style>
    <style:style style:name="co23" style:family="table-column">
      <style:table-column-properties fo:break-before="auto" style:column-width="4.8665in"/>
    </style:style>
    <style:style style:name="co24" style:family="table-column">
      <style:table-column-properties fo:break-before="auto" style:column-width="1.8717in"/>
    </style:style>
    <style:style style:name="co25" style:family="table-column">
      <style:table-column-properties fo:break-before="auto" style:column-width="0.6173in"/>
    </style:style>
    <style:style style:name="co26" style:family="table-column">
      <style:table-column-properties fo:break-before="auto" style:column-width="0.9382in"/>
    </style:style>
    <style:style style:name="co27" style:family="table-column">
      <style:table-column-properties fo:break-before="auto" style:column-width="1.1874in"/>
    </style:style>
    <style:style style:name="co29" style:family="table-column">
      <style:table-column-properties fo:break-before="auto" style:column-width="2.2654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 style:data-style-name="N1">
      <style:table-cell-properties fo:wrap-option="wrap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 style:data-style-name="N1">
      <style:text-properties style:text-position="" style:font-name="Liberation Sans" style:font-name-asian="Droid Sans Fallback" style:font-name-complex="FreeSans"/>
    </style:style>
    <style:style style:name="ce6" style:family="table-cell" style:parent-style-name="Default" style:data-style-name="N2">
      <style:table-cell-properties fo:wrap-option="wrap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2">
      <style:text-properties style:text-position="" style:font-name="Liberation Sans" style:font-name-asian="Droid Sans Fallback" style:font-name-complex="FreeSans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2"/>
    <style:style style:name="T1" style:family="text">
      <style:text-properties style:font-name="Liberation Sans" style:font-name-asian="Liberation Sans"/>
    </style:style>
    <style:style style:name="T2" style:family="text">
      <style:text-properties style:font-name="Liberation Sans" style:font-name-asian="Liberation Sans"/>
    </style:style>
  </office:automatic-styles>
  <office:body>
    <office:spreadsheet>
      <table:table table:name="Test Cases Analy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5" table:default-cell-style-name="ce8"/>
        <table:table-column table:style-name="co14" table:default-cell-style-name="ce8"/>
        <table:table-column table:style-name="co16" table:default-cell-style-name="ce8"/>
        <table:table-column table:style-name="co17" table:number-columns-repeated="1006" table:default-cell-style-name="Default"/>
        <table:table-row table:style-name="ro1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 Dev</text:p>
          </table:table-cell>
          <table:table-cell table:style-name="ce3" office:value-type="string" calcext:value-type="string">
            <text:p>95% Conf Int</text:p>
          </table:table-cell>
          <table:table-cell table:style-name="ce3" office:value-type="string" calcext:value-type="string">
            <text:p>CI Upper Bound</text:p>
          </table:table-cell>
          <table:table-cell table:style-name="ce3" office:value-type="string" calcext:value-type="string">
            <text:p>Records per Second</text:p>
          </table:table-cell>
          <table:table-cell table:style-name="ce6" office:value-type="string" calcext:value-type="string">
            <text:p>Initial Load Hours</text:p>
          </table:table-cell>
          <table:table-cell table:style-name="ce6" office:value-type="string" calcext:value-type="string">
            <text:p>Initial Load Days</text:p>
          </table:table-cell>
          <table:table-cell table:style-name="ce6" office:value-type="string" calcext:value-type="string">
            <text:p>Speedup Needed</text:p>
          </table:table-cell>
          <table:table-cell table:style-name="ce1" table:number-columns-repeated="1006"/>
        </table:table-row>
        <table:table-row table:style-name="ro2">
          <table:table-cell table:formula="of:=['benchmark-data.csv (linked)'.A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]" office:value-type="string" office:string-value="master" calcext:value-type="string">
            <text:p>master</text:p>
          </table:table-cell>
          <table:table-cell table:formula="of:=['benchmark-data.csv (linked)'.C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5]" office:value-type="string" office:string-value="version=0.1.0-SNAPSHOT" calcext:value-type="string">
            <text:p>version=0.1.0-SNAPSHOT</text:p>
          </table:table-cell>
          <table:table-cell table:formula="of:=['benchmark-data.csv (linked)'.E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5]" office:value-type="string" office:string-value="2016-10-03T15:11:27.712Z" calcext:value-type="string">
            <text:p>2016-10-03T15:11:27.712Z</text:p>
          </table:table-cell>
          <table:table-cell table:formula="of:=['benchmark-data.csv (linked)'.I5]" office:value-type="float" office:value="3672" calcext:value-type="float">
            <text:p>3672</text:p>
          </table:table-cell>
          <table:table-cell table:formula="of:=['benchmark-data.csv (linked)'.J5]" office:value-type="float" office:value="1000" calcext:value-type="float">
            <text:p>1000</text:p>
          </table:table-cell>
          <table:table-cell office:value-type="string" calcext:value-type="string">
            <text:p>Baseline.</text:p>
          </table:table-cell>
          <table:table-cell table:formula="of:=DCOUNT(LinkedBenchmarkData; &quot;Duration&quot;; [.A1:.H6])" office:value-type="float" office:value="41" calcext:value-type="float">
            <text:p>41</text:p>
          </table:table-cell>
          <table:table-cell table:formula="of:=DSUM(LinkedBenchmarkData; &quot;Duration&quot;; [.A1:.H6])/[.J2]" office:value-type="float" office:value="517353" calcext:value-type="float">
            <text:p>517353</text:p>
          </table:table-cell>
          <table:table-cell table:style-name="ce5" table:formula="of:=DSTDEV(LinkedBenchmarkData; &quot;Duration&quot;; [.A1:.H6])" office:value-type="float" office:value="72600.317271001" calcext:value-type="float">
            <text:p>72600</text:p>
          </table:table-cell>
          <table:table-cell table:formula="of:=CONFIDENCE(0.05;[.L2];[.J2])" office:value-type="float" office:value="22222.5903857196" calcext:value-type="float">
            <text:p>22223</text:p>
          </table:table-cell>
          <table:table-cell table:formula="of:=[.K2]+[.M2]" office:value-type="float" office:value="539575.59038572" calcext:value-type="float">
            <text:p>539576</text:p>
          </table:table-cell>
          <table:table-cell table:formula="of:=[.G2]/[.N2]*1000" office:value-type="float" office:value="6.80534862108022" calcext:value-type="float">
            <text:p>7</text:p>
          </table:table-cell>
          <table:table-cell table:style-name="ce7" table:formula="of:=[Facts.A$2]/([.O2]*60*60)" office:value-type="float" office:value="48532.0879454597" calcext:value-type="float">
            <text:p>48532.09</text:p>
          </table:table-cell>
          <table:table-cell table:formula="of:=[.P2]/24" office:value-type="float" office:value="2022.17033106082" calcext:value-type="float">
            <text:p>2022.17</text:p>
          </table:table-cell>
          <table:table-cell table:formula="of:=[.Q2]/7" office:value-type="float" office:value="288.881475865831" calcext:value-type="float">
            <text:p>288.88</text:p>
          </table:table-cell>
          <table:table-cell table:number-columns-repeated="1006"/>
        </table:table-row>
        <table:table-row table:style-name="ro2">
          <table:table-cell table:formula="of:=['benchmark-data.csv (linked)'.A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6]" office:value-type="string" office:string-value="master" calcext:value-type="string">
            <text:p>master</text:p>
          </table:table-cell>
          <table:table-cell table:formula="of:=['benchmark-data.csv (linked)'.C6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6]" office:value-type="string" office:string-value="version=0.1.0-SNAPSHOT" calcext:value-type="string">
            <text:p>version=0.1.0-SNAPSHOT</text:p>
          </table:table-cell>
          <table:table-cell table:formula="of:=['benchmark-data.csv (linked)'.E6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6]" office:value-type="string" office:string-value="2016-10-03T21:10:01.442Z" calcext:value-type="string">
            <text:p>2016-10-03T21:10:01.442Z</text:p>
          </table:table-cell>
          <table:table-cell table:formula="of:=['benchmark-data.csv (linked)'.I6]" office:value-type="float" office:value="3672" calcext:value-type="float">
            <text:p>3672</text:p>
          </table:table-cell>
          <table:table-cell table:formula="of:=['benchmark-data.csv (linked)'.J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]" office:value-type="string" office:string-value="master" calcext:value-type="string">
            <text:p>master</text:p>
          </table:table-cell>
          <table:table-cell table:formula="of:=['benchmark-data.csv (linked)'.C8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8]" office:value-type="string" office:string-value="version=0.1.0-SNAPSHOT" calcext:value-type="string">
            <text:p>version=0.1.0-SNAPSHOT</text:p>
          </table:table-cell>
          <table:table-cell table:formula="of:=['benchmark-data.csv (linked)'.E8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8]" office:value-type="string" office:string-value="2016-10-03T21:52:37.784Z" calcext:value-type="string">
            <text:p>2016-10-03T21:52:37.784Z</text:p>
          </table:table-cell>
          <table:table-cell table:formula="of:=['benchmark-data.csv (linked)'.I8]" office:value-type="float" office:value="3672" calcext:value-type="float">
            <text:p>3672</text:p>
          </table:table-cell>
          <table:table-cell table:formula="of:=['benchmark-data.csv (linked)'.J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5]" office:value-type="string" office:string-value="master" calcext:value-type="string">
            <text:p>master</text:p>
          </table:table-cell>
          <table:table-cell table:formula="of:=['benchmark-data.csv (linked)'.C1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15]" office:value-type="string" office:string-value="version=0.1.0-SNAPSHOT" calcext:value-type="string">
            <text:p>version=0.1.0-SNAPSHOT</text:p>
          </table:table-cell>
          <table:table-cell table:formula="of:=['benchmark-data.csv (linked)'.E1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5]" office:value-type="string" office:string-value="2016-10-04T02:55:30.710Z" calcext:value-type="string">
            <text:p>2016-10-04T02:55:30.710Z</text:p>
          </table:table-cell>
          <table:table-cell table:formula="of:=['benchmark-data.csv (linked)'.I15]" office:value-type="float" office:value="3672" calcext:value-type="float">
            <text:p>3672</text:p>
          </table:table-cell>
          <table:table-cell table:formula="of:=['benchmark-data.csv (linked)'.J15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7]" office:value-type="string" office:string-value="cbbd-119-add-etl-benchmarks" calcext:value-type="string">
            <text:p>cbbd-119-add-etl-benchmarks</text:p>
          </table:table-cell>
          <table:table-cell table:formula="of:=['benchmark-data.csv (linked)'.C1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7]" office:value-type="string" office:string-value="version=0.1.0-SNAPSHOT" calcext:value-type="string">
            <text:p>version=0.1.0-SNAPSHOT</text:p>
          </table:table-cell>
          <table:table-cell table:formula="of:=['benchmark-data.csv (linked)'.E17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7]" office:value-type="string" office:string-value="2016-10-04T12:22:55.962Z" calcext:value-type="string">
            <text:p>2016-10-04T12:22:55.962Z</text:p>
          </table:table-cell>
          <table:table-cell table:formula="of:=['benchmark-data.csv (linked)'.I17]" office:value-type="float" office:value="3672" calcext:value-type="float">
            <text:p>3672</text:p>
          </table:table-cell>
          <table:table-cell table:formula="of:=['benchmark-data.csv (linked)'.J17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formula="of:=['benchmark-data.csv (linked)'.A4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7]" office:value-type="string" office:string-value="cbbd-119-add-etl-benchmarks" calcext:value-type="string">
            <text:p>cbbd-119-add-etl-benchmarks</text:p>
          </table:table-cell>
          <table:table-cell table:formula="of:=['benchmark-data.csv (linked)'.C4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7]" office:value-type="string" office:string-value="version=0.1.0-SNAPSHOT" calcext:value-type="string">
            <text:p>version=0.1.0-SNAPSHOT</text:p>
          </table:table-cell>
          <table:table-cell table:formula="of:=['benchmark-data.csv (linked)'.E47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7]" office:value-type="string" office:string-value="2016-10-06T14:27:51.581Z" calcext:value-type="string">
            <text:p>2016-10-06T14:27:51.581Z</text:p>
          </table:table-cell>
          <table:table-cell table:formula="of:=['benchmark-data.csv (linked)'.I47]" office:value-type="float" office:value="3672" calcext:value-type="float">
            <text:p>3672</text:p>
          </table:table-cell>
          <table:table-cell table:formula="of:=['benchmark-data.csv (linked)'.J4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8:.H11])" office:value-type="float" office:value="30" calcext:value-type="float">
            <text:p>30</text:p>
          </table:table-cell>
          <table:table-cell table:formula="of:=DSUM(LinkedBenchmarkData; &quot;Duration&quot;; [.A8:.H11])/[.J9]" office:value-type="float" office:value="139240.3" calcext:value-type="float">
            <text:p>139240</text:p>
          </table:table-cell>
          <table:table-cell table:style-name="ce5" table:formula="of:=DSTDEV(LinkedBenchmarkData; &quot;Duration&quot;; [.A8:.H11])" office:value-type="float" office:value="8093.63739953628" calcext:value-type="float">
            <text:p>8094</text:p>
          </table:table-cell>
          <table:table-cell table:formula="of:=CONFIDENCE(0.05;[.L9];[.J9])" office:value-type="float" office:value="2896.21772732409" calcext:value-type="float">
            <text:p>2896</text:p>
          </table:table-cell>
          <table:table-cell table:formula="of:=[.K9]+[.M9]" office:value-type="float" office:value="142136.517727324" calcext:value-type="float">
            <text:p>142137</text:p>
          </table:table-cell>
          <table:table-cell table:formula="of:=[.G9]/[.N9]*1000" office:value-type="float" office:value="25.8343180113952" calcext:value-type="float">
            <text:p>26</text:p>
          </table:table-cell>
          <table:table-cell table:style-name="ce7" table:formula="of:=[Facts.A$2]/([.O9]*60*60)" office:value-type="float" office:value="12784.4589368334" calcext:value-type="float">
            <text:p>12784.46</text:p>
          </table:table-cell>
          <table:table-cell table:formula="of:=[.P9]/24" office:value-type="float" office:value="532.685789034726" calcext:value-type="float">
            <text:p>532.69</text:p>
          </table:table-cell>
          <table:table-cell table:formula="of:=[.Q9]/7" office:value-type="float" office:value="76.0979698621037" calcext:value-type="float">
            <text:p>76.10</text:p>
          </table:table-cell>
          <table:table-cell table:number-columns-repeated="1006"/>
        </table:table-row>
        <table:table-row table:style-name="ro2">
          <table:table-cell table:formula="of:=['benchmark-data.csv (linked)'.A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8]" office:value-type="string" office:string-value="cbbd-119-add-etl-benchmarks" calcext:value-type="string">
            <text:p>cbbd-119-add-etl-benchmarks</text:p>
          </table:table-cell>
          <table:table-cell table:formula="of:=['benchmark-data.csv (linked)'.C4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8]" office:value-type="string" office:string-value="version=0.1.0-SNAPSHOT" calcext:value-type="string">
            <text:p>version=0.1.0-SNAPSHOT</text:p>
          </table:table-cell>
          <table:table-cell table:formula="of:=['benchmark-data.csv (linked)'.E48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8]" office:value-type="string" office:string-value="2016-10-06T15:21:19.602Z" calcext:value-type="string">
            <text:p>2016-10-06T15:21:19.602Z</text:p>
          </table:table-cell>
          <table:table-cell table:formula="of:=['benchmark-data.csv (linked)'.I48]" office:value-type="float" office:value="3672" calcext:value-type="float">
            <text:p>3672</text:p>
          </table:table-cell>
          <table:table-cell table:formula="of:=['benchmark-data.csv (linked)'.J4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5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4]" office:value-type="string" office:string-value="cbbd-119-add-etl-benchmarks" calcext:value-type="string">
            <text:p>cbbd-119-add-etl-benchmarks</text:p>
          </table:table-cell>
          <table:table-cell table:formula="of:=['benchmark-data.csv (linked)'.C5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54]" office:value-type="string" office:string-value="version=0.1.0-SNAPSHOT" calcext:value-type="string">
            <text:p>version=0.1.0-SNAPSHOT</text:p>
          </table:table-cell>
          <table:table-cell table:formula="of:=['benchmark-data.csv (linked)'.E54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54]" office:value-type="string" office:string-value="2016-10-06T16:29:50.709Z" calcext:value-type="string">
            <text:p>2016-10-06T16:29:50.709Z</text:p>
          </table:table-cell>
          <table:table-cell table:formula="of:=['benchmark-data.csv (linked)'.I54]" office:value-type="float" office:value="3672" calcext:value-type="float">
            <text:p>3672</text:p>
          </table:table-cell>
          <table:table-cell table:formula="of:=['benchmark-data.csv (linked)'.J54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formula="of:=['benchmark-data.csv (linked)'.A7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7]" office:value-type="string" office:string-value="cbbd-119-add-etl-benchmarks" calcext:value-type="string">
            <text:p>cbbd-119-add-etl-benchmarks</text:p>
          </table:table-cell>
          <table:table-cell table:formula="of:=['benchmark-data.csv (linked)'.C7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7]" office:value-type="string" office:string-value="version=0.1.0-SNAPSHOT" calcext:value-type="string">
            <text:p>version=0.1.0-SNAPSHOT</text:p>
          </table:table-cell>
          <table:table-cell table:formula="of:=['benchmark-data.csv (linked)'.E77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7]" office:value-type="string" office:string-value="2016-10-06T18:21:28.943Z" calcext:value-type="string">
            <text:p>2016-10-06T18:21:28.943Z</text:p>
          </table:table-cell>
          <table:table-cell table:formula="of:=['benchmark-data.csv (linked)'.I77]" office:value-type="float" office:value="3672" calcext:value-type="float">
            <text:p>3672</text:p>
          </table:table-cell>
          <table:table-cell table:formula="of:=['benchmark-data.csv (linked)'.J7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3:.H15])" office:value-type="float" office:value="7" calcext:value-type="float">
            <text:p>7</text:p>
          </table:table-cell>
          <table:table-cell table:formula="of:=DSUM(LinkedBenchmarkData; &quot;Duration&quot;; [.A13:.H15])/[.J14]" office:value-type="float" office:value="67871.4285714286" calcext:value-type="float">
            <text:p>67871</text:p>
          </table:table-cell>
          <table:table-cell table:style-name="ce5" table:formula="of:=DSTDEV(LinkedBenchmarkData; &quot;Duration&quot;; [.A13:.H15])" office:value-type="float" office:value="16491.40523482" calcext:value-type="float">
            <text:p>16491</text:p>
          </table:table-cell>
          <table:table-cell table:formula="of:=CONFIDENCE(0.05;[.L14];[.J14])" office:value-type="float" office:value="12216.7794756555" calcext:value-type="float">
            <text:p>12217</text:p>
          </table:table-cell>
          <table:table-cell table:formula="of:=[.K14]+[.M14]" office:value-type="float" office:value="80088.2080470841" calcext:value-type="float">
            <text:p>80088</text:p>
          </table:table-cell>
          <table:table-cell table:formula="of:=[.G14]/[.N14]*1000" office:value-type="float" office:value="45.8494463734439" calcext:value-type="float">
            <text:p>46</text:p>
          </table:table-cell>
          <table:table-cell table:style-name="ce7" table:formula="of:=[Facts.A$2]/([.O14]*60*60)" office:value-type="float" office:value="7203.52815359348" calcext:value-type="float">
            <text:p>7203.53</text:p>
          </table:table-cell>
          <table:table-cell table:formula="of:=[.P14]/24" office:value-type="float" office:value="300.147006399728" calcext:value-type="float">
            <text:p>300.15</text:p>
          </table:table-cell>
          <table:table-cell table:formula="of:=[.Q14]/7" office:value-type="float" office:value="42.8781437713898" calcext:value-type="float">
            <text:p>42.88</text:p>
          </table:table-cell>
          <table:table-cell table:number-columns-repeated="1006"/>
        </table:table-row>
        <table:table-row table:style-name="ro2">
          <table:table-cell table:formula="of:=['benchmark-data.csv (linked)'.A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8]" office:value-type="string" office:string-value="cbbd-119-add-etl-benchmarks" calcext:value-type="string">
            <text:p>cbbd-119-add-etl-benchmarks</text:p>
          </table:table-cell>
          <table:table-cell table:formula="of:=['benchmark-data.csv (linked)'.C7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8]" office:value-type="string" office:string-value="version=0.1.0-SNAPSHOT" calcext:value-type="string">
            <text:p>version=0.1.0-SNAPSHOT</text:p>
          </table:table-cell>
          <table:table-cell table:formula="of:=['benchmark-data.csv (linked)'.E78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8]" office:value-type="string" office:string-value="2016-10-06T19:09:55.277Z" calcext:value-type="string">
            <text:p>2016-10-06T19:09:55.277Z</text:p>
          </table:table-cell>
          <table:table-cell table:formula="of:=['benchmark-data.csv (linked)'.I78]" office:value-type="float" office:value="3672" calcext:value-type="float">
            <text:p>3672</text:p>
          </table:table-cell>
          <table:table-cell table:formula="of:=['benchmark-data.csv (linked)'.J7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formula="of:=['benchmark-data.csv (linked)'.A8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4]" office:value-type="string" office:string-value="cbbd-119-add-etl-benchmarks" calcext:value-type="string">
            <text:p>cbbd-119-add-etl-benchmarks</text:p>
          </table:table-cell>
          <table:table-cell table:formula="of:=['benchmark-data.csv (linked)'.C8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84]" office:value-type="string" office:string-value="version=0.1.0-SNAPSHOT" calcext:value-type="string">
            <text:p>version=0.1.0-SNAPSHOT</text:p>
          </table:table-cell>
          <table:table-cell table:formula="of:=['benchmark-data.csv (linked)'.E84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84]" office:value-type="string" office:string-value="2016-10-06T19:45:37.299Z" calcext:value-type="string">
            <text:p>2016-10-06T19:45:37.299Z</text:p>
          </table:table-cell>
          <table:table-cell table:formula="of:=['benchmark-data.csv (linked)'.I84]" office:value-type="float" office:value="3672" calcext:value-type="float">
            <text:p>3672</text:p>
          </table:table-cell>
          <table:table-cell table:formula="of:=['benchmark-data.csv (linked)'.J84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7:.H19])" office:value-type="float" office:value="29" calcext:value-type="float">
            <text:p>29</text:p>
          </table:table-cell>
          <table:table-cell table:formula="of:=DSUM(LinkedBenchmarkData; &quot;Duration&quot;; [.A17:.H19])/[.J18]" office:value-type="float" office:value="86316.8275862069" calcext:value-type="float">
            <text:p>86317</text:p>
          </table:table-cell>
          <table:table-cell table:style-name="ce5" table:formula="of:=DSTDEV(LinkedBenchmarkData; &quot;Duration&quot;; [.A17:.H19])" office:value-type="float" office:value="46174.7101778119" calcext:value-type="float">
            <text:p>46175</text:p>
          </table:table-cell>
          <table:table-cell table:formula="of:=CONFIDENCE(0.05;[.L18];[.J18])" office:value-type="float" office:value="16805.5708945411" calcext:value-type="float">
            <text:p>16806</text:p>
          </table:table-cell>
          <table:table-cell table:formula="of:=[.K18]+[.M18]" office:value-type="float" office:value="103122.398480748" calcext:value-type="float">
            <text:p>103122</text:p>
          </table:table-cell>
          <table:table-cell table:formula="of:=[.G18]/[.N18]*1000" office:value-type="float" office:value="35.608171009381" calcext:value-type="float">
            <text:p>36</text:p>
          </table:table-cell>
          <table:table-cell table:style-name="ce7" table:formula="of:=[Facts.A$2]/([.O18]*60*60)" office:value-type="float" office:value="9275.33676724834" calcext:value-type="float">
            <text:p>9275.34</text:p>
          </table:table-cell>
          <table:table-cell table:formula="of:=[.P18]/24" office:value-type="float" office:value="386.472365302014" calcext:value-type="float">
            <text:p>386.47</text:p>
          </table:table-cell>
          <table:table-cell table:formula="of:=[.Q18]/7" office:value-type="float" office:value="55.2103379002878" calcext:value-type="float">
            <text:p>55.21</text:p>
          </table:table-cell>
          <table:table-cell table:number-columns-repeated="1006"/>
        </table:table-row>
        <table:table-row table:style-name="ro2">
          <table:table-cell table:formula="of:=['benchmark-data.csv (linked)'.A12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20]" office:value-type="string" office:string-value="cbbd-119-add-etl-benchmarks" calcext:value-type="string">
            <text:p>cbbd-119-add-etl-benchmarks</text:p>
          </table:table-cell>
          <table:table-cell table:formula="of:=['benchmark-data.csv (linked)'.C12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20]" office:value-type="string" office:string-value="version=0.1.0-SNAPSHOT" calcext:value-type="string">
            <text:p>version=0.1.0-SNAPSHOT</text:p>
          </table:table-cell>
          <table:table-cell table:formula="of:=['benchmark-data.csv (linked)'.E120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120]" office:value-type="string" office:string-value="2016-10-06T23:27:20.958Z" calcext:value-type="string">
            <text:p>2016-10-06T23:27:20.958Z</text:p>
          </table:table-cell>
          <table:table-cell table:formula="of:=['benchmark-data.csv (linked)'.I120]" office:value-type="float" office:value="3672" calcext:value-type="float">
            <text:p>3672</text:p>
          </table:table-cell>
          <table:table-cell table:formula="of:=['benchmark-data.csv (linked)'.J120]" office:value-type="float" office:value="1000" calcext:value-type="float">
            <text:p>1000</text:p>
          </table:table-cell>
          <table:table-cell table:number-columns-repeated="3"/>
          <table:table-cell table:style-name="ce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formula="of:=['benchmark-data.csv (linked)'.A9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0]" office:value-type="string" office:string-value="cbbd-119-add-etl-benchmarks" calcext:value-type="string">
            <text:p>cbbd-119-add-etl-benchmarks</text:p>
          </table:table-cell>
          <table:table-cell table:formula="of:=['benchmark-data.csv (linked)'.C9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0]" office:value-type="string" office:string-value="version=0.1.0-SNAPSHOT" calcext:value-type="string">
            <text:p>version=0.1.0-SNAPSHOT</text:p>
          </table:table-cell>
          <table:table-cell table:formula="of:=['benchmark-data.csv (linked)'.E90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0]" office:value-type="string" office:string-value="2016-10-06T20:17:30.171Z" calcext:value-type="string">
            <text:p>2016-10-06T20:17:30.171Z</text:p>
          </table:table-cell>
          <table:table-cell table:formula="of:=['benchmark-data.csv (linked)'.I90]" office:value-type="float" office:value="3672" calcext:value-type="float">
            <text:p>3672</text:p>
          </table:table-cell>
          <table:table-cell table:formula="of:=['benchmark-data.csv (linked)'.J90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21:.H23])" office:value-type="float" office:value="30" calcext:value-type="float">
            <text:p>30</text:p>
          </table:table-cell>
          <table:table-cell table:formula="of:=DSUM(LinkedBenchmarkData; &quot;Duration&quot;; [.A21:.H23])/[.J22]" office:value-type="float" office:value="69437.5666666667" calcext:value-type="float">
            <text:p>69438</text:p>
          </table:table-cell>
          <table:table-cell table:style-name="ce5" table:formula="of:=DSTDEV(LinkedBenchmarkData; &quot;Duration&quot;; [.A21:.H23])" office:value-type="float" office:value="27036.8294097123" calcext:value-type="float">
            <text:p>27037</text:p>
          </table:table-cell>
          <table:table-cell table:formula="of:=CONFIDENCE(0.05;[.L22];[.J22])" office:value-type="float" office:value="9674.82736890742" calcext:value-type="float">
            <text:p>9675</text:p>
          </table:table-cell>
          <table:table-cell table:formula="of:=[.K22]+[.M22]" office:value-type="float" office:value="79112.3940355741" calcext:value-type="float">
            <text:p>79112</text:p>
          </table:table-cell>
          <table:table-cell table:formula="of:=[.G22]/[.N22]*1000" office:value-type="float" office:value="46.4149776373703" calcext:value-type="float">
            <text:p>46</text:p>
          </table:table-cell>
          <table:table-cell table:style-name="ce7" table:formula="of:=[Facts.A$2]/([.O22]*60*60)" office:value-type="float" office:value="7115.75863201234" calcext:value-type="float">
            <text:p>7115.76</text:p>
          </table:table-cell>
          <table:table-cell table:formula="of:=[.P22]/24" office:value-type="float" office:value="296.489943000514" calcext:value-type="float">
            <text:p>296.49</text:p>
          </table:table-cell>
          <table:table-cell table:formula="of:=[.Q22]/7" office:value-type="float" office:value="42.3557061429306" calcext:value-type="float">
            <text:p>42.36</text:p>
          </table:table-cell>
          <table:table-cell table:number-columns-repeated="1006"/>
        </table:table-row>
        <table:table-row table:style-name="ro2">
          <table:table-cell table:formula="of:=['benchmark-data.csv (linked)'.A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6]" office:value-type="string" office:string-value="cbbd-119-add-etl-benchmarks" calcext:value-type="string">
            <text:p>cbbd-119-add-etl-benchmarks</text:p>
          </table:table-cell>
          <table:table-cell table:formula="of:=['benchmark-data.csv (linked)'.C96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6]" office:value-type="string" office:string-value="version=0.1.0-SNAPSHOT" calcext:value-type="string">
            <text:p>version=0.1.0-SNAPSHOT</text:p>
          </table:table-cell>
          <table:table-cell table:formula="of:=['benchmark-data.csv (linked)'.E96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6]" office:value-type="string" office:string-value="2016-10-06T21:47:22.664Z" calcext:value-type="string">
            <text:p>2016-10-06T21:47:22.664Z</text:p>
          </table:table-cell>
          <table:table-cell table:formula="of:=['benchmark-data.csv (linked)'.I96]" office:value-type="float" office:value="3672" calcext:value-type="float">
            <text:p>3672</text:p>
          </table:table-cell>
          <table:table-cell table:formula="of:=['benchmark-data.csv (linked)'.J9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-data.csv (linked)" table:style-name="ta1">
        <table:table-source xlink:type="simple" xlink:href="../benchmark-data.csv" table:table-name="Sheet1" table:filter-name="Text - txt - csv (StarCalc)" table:filter-options="44,34,76,1,,0,true,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Git Branch Name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POM Version</text:p>
          </table:table-cell>
          <table:table-cell office:value-type="string" calcext:value-type="string">
            <text:p>Environment ID</text:p>
          </table:table-cell>
          <table:table-cell office:value-type="string" calcext:value-type="string">
            <text:p>Test Case Timestamp</text:p>
          </table:table-cell>
          <table:table-cell office:value-type="string" calcext:value-type="string">
            <text:p>Test Case Execution Numb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ord Count</text:p>
          </table:table-cell>
          <table:table-cell office:value-type="string" calcext:value-type="string">
            <text:p>Beneficiary Count</text:p>
          </table:table-cell>
          <table:table-cell office:value-type="string" calcext:value-type="string">
            <text:p>Test Case Execution Data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2" calcext:value-type="float">
            <text:p>2</text:p>
          </table:table-cell>
          <table:table-cell office:value-type="float" office:value="3826" calcext:value-type="float">
            <text:p>3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14:15:03.934Z</text:p>
          </table:table-cell>
          <table:table-cell office:value-type="float" office:value="1" calcext:value-type="float">
            <text:p>1</text:p>
          </table:table-cell>
          <table:table-cell office:value-type="float" office:value="3869" calcext:value-type="float">
            <text:p>3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15:11:27.712Z</text:p>
          </table:table-cell>
          <table:table-cell office:value-type="float" office:value="1" calcext:value-type="float">
            <text:p>1</text:p>
          </table:table-cell>
          <table:table-cell office:value-type="float" office:value="551601" calcext:value-type="float">
            <text:p>5516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1" calcext:value-type="float">
            <text:p>1</text:p>
          </table:table-cell>
          <table:table-cell office:value-type="float" office:value="466754" calcext:value-type="float">
            <text:p>466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2" calcext:value-type="float">
            <text:p>2</text:p>
          </table:table-cell>
          <table:table-cell office:value-type="float" office:value="565839" calcext:value-type="float">
            <text:p>565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1" calcext:value-type="float">
            <text:p>1</text:p>
          </table:table-cell>
          <table:table-cell office:value-type="float" office:value="569801" calcext:value-type="float">
            <text:p>5698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0135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2" calcext:value-type="float">
            <text:p>2</text:p>
          </table:table-cell>
          <table:table-cell office:value-type="float" office:value="559456" calcext:value-type="float">
            <text:p>5594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8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3" calcext:value-type="float">
            <text:p>3</text:p>
          </table:table-cell>
          <table:table-cell office:value-type="float" office:value="413592" calcext:value-type="float">
            <text:p>413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698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4" calcext:value-type="float">
            <text:p>4</text:p>
          </table:table-cell>
          <table:table-cell office:value-type="float" office:value="807325" calcext:value-type="float">
            <text:p>807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4354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5" calcext:value-type="float">
            <text:p>5</text:p>
          </table:table-cell>
          <table:table-cell office:value-type="float" office:value="542825" calcext:value-type="float">
            <text:p>5428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2916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6" calcext:value-type="float">
            <text:p>6</text:p>
          </table:table-cell>
          <table:table-cell office:value-type="float" office:value="506936" calcext:value-type="float">
            <text:p>5069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9852 }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1:11:22.205Z</text:p>
          </table:table-cell>
          <table:table-cell office:value-type="float" office:value="1" calcext:value-type="float">
            <text:p>1</text:p>
          </table:table-cell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"iterationTotalRunTime": 13126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1" calcext:value-type="float">
            <text:p>1</text:p>
          </table:table-cell>
          <table:table-cell office:value-type="float" office:value="585761" calcext:value-type="float">
            <text:p>5857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34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2" calcext:value-type="float">
            <text:p>2</text:p>
          </table:table-cell>
          <table:table-cell office:value-type="float" office:value="542140" calcext:value-type="float">
            <text:p>5421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2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" calcext:value-type="float">
            <text:p>1</text:p>
          </table:table-cell>
          <table:table-cell office:value-type="float" office:value="531272" calcext:value-type="float">
            <text:p>5312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3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" calcext:value-type="float">
            <text:p>2</text:p>
          </table:table-cell>
          <table:table-cell office:value-type="float" office:value="374369" calcext:value-type="float">
            <text:p>3743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48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" calcext:value-type="float">
            <text:p>3</text:p>
          </table:table-cell>
          <table:table-cell office:value-type="float" office:value="491318" calcext:value-type="float">
            <text:p>491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0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4" calcext:value-type="float">
            <text:p>4</text:p>
          </table:table-cell>
          <table:table-cell office:value-type="float" office:value="513786" calcext:value-type="float">
            <text:p>5137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92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5" calcext:value-type="float">
            <text:p>5</text:p>
          </table:table-cell>
          <table:table-cell office:value-type="float" office:value="561045" calcext:value-type="float">
            <text:p>5610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95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6" calcext:value-type="float">
            <text:p>6</text:p>
          </table:table-cell>
          <table:table-cell office:value-type="float" office:value="404185" calcext:value-type="float">
            <text:p>4041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7" calcext:value-type="float">
            <text:p>7</text:p>
          </table:table-cell>
          <table:table-cell office:value-type="float" office:value="540558" calcext:value-type="float">
            <text:p>54055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9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8" calcext:value-type="float">
            <text:p>8</text:p>
          </table:table-cell>
          <table:table-cell office:value-type="float" office:value="504087" calcext:value-type="float">
            <text:p>5040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9" calcext:value-type="float">
            <text:p>9</text:p>
          </table:table-cell>
          <table:table-cell office:value-type="float" office:value="472696" calcext:value-type="float">
            <text:p>472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996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0" calcext:value-type="float">
            <text:p>10</text:p>
          </table:table-cell>
          <table:table-cell office:value-type="float" office:value="531162" calcext:value-type="float">
            <text:p>5311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43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1" calcext:value-type="float">
            <text:p>11</text:p>
          </table:table-cell>
          <table:table-cell office:value-type="float" office:value="575834" calcext:value-type="float">
            <text:p>5758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19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2" calcext:value-type="float">
            <text:p>12</text:p>
          </table:table-cell>
          <table:table-cell office:value-type="float" office:value="511302" calcext:value-type="float">
            <text:p>5113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034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3" calcext:value-type="float">
            <text:p>13</text:p>
          </table:table-cell>
          <table:table-cell office:value-type="float" office:value="436400" calcext:value-type="float">
            <text:p>4364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4" calcext:value-type="float">
            <text:p>14</text:p>
          </table:table-cell>
          <table:table-cell office:value-type="float" office:value="555181" calcext:value-type="float">
            <text:p>55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0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5" calcext:value-type="float">
            <text:p>15</text:p>
          </table:table-cell>
          <table:table-cell office:value-type="float" office:value="526960" calcext:value-type="float">
            <text:p>5269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1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6" calcext:value-type="float">
            <text:p>16</text:p>
          </table:table-cell>
          <table:table-cell office:value-type="float" office:value="529676" calcext:value-type="float">
            <text:p>5296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928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7" calcext:value-type="float">
            <text:p>17</text:p>
          </table:table-cell>
          <table:table-cell office:value-type="float" office:value="436345" calcext:value-type="float">
            <text:p>4363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25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8" calcext:value-type="float">
            <text:p>18</text:p>
          </table:table-cell>
          <table:table-cell office:value-type="float" office:value="507988" calcext:value-type="float">
            <text:p>507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9" calcext:value-type="float">
            <text:p>19</text:p>
          </table:table-cell>
          <table:table-cell office:value-type="float" office:value="447909" calcext:value-type="float">
            <text:p>447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0" calcext:value-type="float">
            <text:p>20</text:p>
          </table:table-cell>
          <table:table-cell office:value-type="float" office:value="531929" calcext:value-type="float">
            <text:p>531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078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1" calcext:value-type="float">
            <text:p>21</text:p>
          </table:table-cell>
          <table:table-cell office:value-type="float" office:value="339110" calcext:value-type="float">
            <text:p>3391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4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2" calcext:value-type="float">
            <text:p>22</text:p>
          </table:table-cell>
          <table:table-cell office:value-type="float" office:value="530017" calcext:value-type="float">
            <text:p>5300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6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3" calcext:value-type="float">
            <text:p>23</text:p>
          </table:table-cell>
          <table:table-cell office:value-type="float" office:value="537831" calcext:value-type="float">
            <text:p>5378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4" calcext:value-type="float">
            <text:p>24</text:p>
          </table:table-cell>
          <table:table-cell office:value-type="float" office:value="555998" calcext:value-type="float">
            <text:p>555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5" calcext:value-type="float">
            <text:p>25</text:p>
          </table:table-cell>
          <table:table-cell office:value-type="float" office:value="527583" calcext:value-type="float">
            <text:p>527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6" calcext:value-type="float">
            <text:p>26</text:p>
          </table:table-cell>
          <table:table-cell office:value-type="float" office:value="494395" calcext:value-type="float">
            <text:p>4943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0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7" calcext:value-type="float">
            <text:p>27</text:p>
          </table:table-cell>
          <table:table-cell office:value-type="float" office:value="546772" calcext:value-type="float">
            <text:p>5467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8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8" calcext:value-type="float">
            <text:p>28</text:p>
          </table:table-cell>
          <table:table-cell office:value-type="float" office:value="498777" calcext:value-type="float">
            <text:p>4987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43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9" calcext:value-type="float">
            <text:p>29</text:p>
          </table:table-cell>
          <table:table-cell office:value-type="float" office:value="536982" calcext:value-type="float">
            <text:p>5369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75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0" calcext:value-type="float">
            <text:p>30</text:p>
          </table:table-cell>
          <table:table-cell office:value-type="float" office:value="547976" calcext:value-type="float">
            <text:p>5479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72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4:27:51.581Z</text:p>
          </table:table-cell>
          <table:table-cell office:value-type="float" office:value="1" calcext:value-type="float">
            <text:p>1</text:p>
          </table:table-cell>
          <table:table-cell office:value-type="float" office:value="139677" calcext:value-type="float">
            <text:p>139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9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1" calcext:value-type="float">
            <text:p>1</text:p>
          </table:table-cell>
          <table:table-cell office:value-type="float" office:value="147844" calcext:value-type="float">
            <text:p>147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34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2" calcext:value-type="float">
            <text:p>2</text:p>
          </table:table-cell>
          <table:table-cell office:value-type="float" office:value="125945" calcext:value-type="float">
            <text:p>1259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99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3" calcext:value-type="float">
            <text:p>3</text:p>
          </table:table-cell>
          <table:table-cell office:value-type="float" office:value="142001" calcext:value-type="float">
            <text:p>142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7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4" calcext:value-type="float">
            <text:p>4</text:p>
          </table:table-cell>
          <table:table-cell office:value-type="float" office:value="143780" calcext:value-type="float">
            <text:p>1437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891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5" calcext:value-type="float">
            <text:p>5</text:p>
          </table:table-cell>
          <table:table-cell office:value-type="float" office:value="131259" calcext:value-type="float">
            <text:p>1312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35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6" calcext:value-type="float">
            <text:p>6</text:p>
          </table:table-cell>
          <table:table-cell office:value-type="float" office:value="133289" calcext:value-type="float">
            <text:p>1332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18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" calcext:value-type="float">
            <text:p>1</text:p>
          </table:table-cell>
          <table:table-cell office:value-type="float" office:value="142506" calcext:value-type="float">
            <text:p>142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5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" calcext:value-type="float">
            <text:p>2</text:p>
          </table:table-cell>
          <table:table-cell office:value-type="float" office:value="143927" calcext:value-type="float">
            <text:p>1439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5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3" calcext:value-type="float">
            <text:p>3</text:p>
          </table:table-cell>
          <table:table-cell office:value-type="float" office:value="142657" calcext:value-type="float">
            <text:p>142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4" calcext:value-type="float">
            <text:p>4</text:p>
          </table:table-cell>
          <table:table-cell office:value-type="float" office:value="124059" calcext:value-type="float">
            <text:p>1240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6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5" calcext:value-type="float">
            <text:p>5</text:p>
          </table:table-cell>
          <table:table-cell office:value-type="float" office:value="131132" calcext:value-type="float">
            <text:p>13113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51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6" calcext:value-type="float">
            <text:p>6</text:p>
          </table:table-cell>
          <table:table-cell office:value-type="float" office:value="133340" calcext:value-type="float">
            <text:p>1333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63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7" calcext:value-type="float">
            <text:p>7</text:p>
          </table:table-cell>
          <table:table-cell office:value-type="float" office:value="139591" calcext:value-type="float">
            <text:p>1395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25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8" calcext:value-type="float">
            <text:p>8</text:p>
          </table:table-cell>
          <table:table-cell office:value-type="float" office:value="137782" calcext:value-type="float">
            <text:p>1377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0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9" calcext:value-type="float">
            <text:p>9</text:p>
          </table:table-cell>
          <table:table-cell office:value-type="float" office:value="145770" calcext:value-type="float">
            <text:p>1457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8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0" calcext:value-type="float">
            <text:p>10</text:p>
          </table:table-cell>
          <table:table-cell office:value-type="float" office:value="133186" calcext:value-type="float">
            <text:p>1331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76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1" calcext:value-type="float">
            <text:p>11</text:p>
          </table:table-cell>
          <table:table-cell office:value-type="float" office:value="146926" calcext:value-type="float">
            <text:p>1469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91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2" calcext:value-type="float">
            <text:p>12</text:p>
          </table:table-cell>
          <table:table-cell office:value-type="float" office:value="132671" calcext:value-type="float">
            <text:p>1326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28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3" calcext:value-type="float">
            <text:p>13</text:p>
          </table:table-cell>
          <table:table-cell office:value-type="float" office:value="141396" calcext:value-type="float">
            <text:p>1413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0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4" calcext:value-type="float">
            <text:p>14</text:p>
          </table:table-cell>
          <table:table-cell office:value-type="float" office:value="142481" calcext:value-type="float">
            <text:p>1424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6" calcext:value-type="float">
            <text:p>16</text:p>
          </table:table-cell>
          <table:table-cell office:value-type="float" office:value="136705" calcext:value-type="float">
            <text:p>1367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91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7" calcext:value-type="float">
            <text:p>17</text:p>
          </table:table-cell>
          <table:table-cell office:value-type="float" office:value="126745" calcext:value-type="float">
            <text:p>1267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0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8" calcext:value-type="float">
            <text:p>18</text:p>
          </table:table-cell>
          <table:table-cell office:value-type="float" office:value="162117" calcext:value-type="float">
            <text:p>1621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53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9" calcext:value-type="float">
            <text:p>19</text:p>
          </table:table-cell>
          <table:table-cell office:value-type="float" office:value="141823" calcext:value-type="float">
            <text:p>1418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4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0" calcext:value-type="float">
            <text:p>20</text:p>
          </table:table-cell>
          <table:table-cell office:value-type="float" office:value="143715" calcext:value-type="float">
            <text:p>14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1" calcext:value-type="float">
            <text:p>21</text:p>
          </table:table-cell>
          <table:table-cell office:value-type="float" office:value="133210" calcext:value-type="float">
            <text:p>1332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47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2" calcext:value-type="float">
            <text:p>22</text:p>
          </table:table-cell>
          <table:table-cell office:value-type="float" office:value="141691" calcext:value-type="float">
            <text:p>141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5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3" calcext:value-type="float">
            <text:p>23</text:p>
          </table:table-cell>
          <table:table-cell office:value-type="float" office:value="137055" calcext:value-type="float">
            <text:p>1370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4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4" calcext:value-type="float">
            <text:p>24</text:p>
          </table:table-cell>
          <table:table-cell office:value-type="float" office:value="152929" calcext:value-type="float">
            <text:p>152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8:21:28.943Z</text:p>
          </table:table-cell>
          <table:table-cell office:value-type="float" office:value="1" calcext:value-type="float">
            <text:p>1</text:p>
          </table:table-cell>
          <table:table-cell office:value-type="float" office:value="60873" calcext:value-type="float">
            <text:p>608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1" calcext:value-type="float">
            <text:p>1</text:p>
          </table:table-cell>
          <table:table-cell office:value-type="float" office:value="61325" calcext:value-type="float">
            <text:p>61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19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2" calcext:value-type="float">
            <text:p>2</text:p>
          </table:table-cell>
          <table:table-cell office:value-type="float" office:value="65242" calcext:value-type="float">
            <text:p>652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46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3" calcext:value-type="float">
            <text:p>3</text:p>
          </table:table-cell>
          <table:table-cell office:value-type="float" office:value="57073" calcext:value-type="float">
            <text:p>570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9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4" calcext:value-type="float">
            <text:p>4</text:p>
          </table:table-cell>
          <table:table-cell office:value-type="float" office:value="104275" calcext:value-type="float">
            <text:p>1042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8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5" calcext:value-type="float">
            <text:p>5</text:p>
          </table:table-cell>
          <table:table-cell office:value-type="float" office:value="58321" calcext:value-type="float">
            <text:p>583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6" calcext:value-type="float">
            <text:p>6</text:p>
          </table:table-cell>
          <table:table-cell office:value-type="float" office:value="67991" calcext:value-type="float">
            <text:p>679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5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1" calcext:value-type="float">
            <text:p>1</text:p>
          </table:table-cell>
          <table:table-cell office:value-type="float" office:value="65392" calcext:value-type="float">
            <text:p>653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8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2" calcext:value-type="float">
            <text:p>2</text:p>
          </table:table-cell>
          <table:table-cell office:value-type="float" office:value="62915" calcext:value-type="float">
            <text:p>629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9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3" calcext:value-type="float">
            <text:p>3</text:p>
          </table:table-cell>
          <table:table-cell office:value-type="float" office:value="66839" calcext:value-type="float">
            <text:p>66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3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4" calcext:value-type="float">
            <text:p>4</text:p>
          </table:table-cell>
          <table:table-cell office:value-type="float" office:value="88005" calcext:value-type="float">
            <text:p>880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27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5" calcext:value-type="float">
            <text:p>5</text:p>
          </table:table-cell>
          <table:table-cell office:value-type="float" office:value="65072" calcext:value-type="float">
            <text:p>650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71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6" calcext:value-type="float">
            <text:p>6</text:p>
          </table:table-cell>
          <table:table-cell office:value-type="float" office:value="76027" calcext:value-type="float">
            <text:p>760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38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1" calcext:value-type="float">
            <text:p>1</text:p>
          </table:table-cell>
          <table:table-cell office:value-type="float" office:value="50984" calcext:value-type="float">
            <text:p>509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37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2" calcext:value-type="float">
            <text:p>2</text:p>
          </table:table-cell>
          <table:table-cell office:value-type="float" office:value="77402" calcext:value-type="float">
            <text:p>774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37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3" calcext:value-type="float">
            <text:p>3</text:p>
          </table:table-cell>
          <table:table-cell office:value-type="float" office:value="83909" calcext:value-type="float">
            <text:p>83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4" calcext:value-type="float">
            <text:p>4</text:p>
          </table:table-cell>
          <table:table-cell office:value-type="float" office:value="47377" calcext:value-type="float">
            <text:p>473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39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5" calcext:value-type="float">
            <text:p>5</text:p>
          </table:table-cell>
          <table:table-cell office:value-type="float" office:value="163938" calcext:value-type="float">
            <text:p>163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15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6" calcext:value-type="float">
            <text:p>6</text:p>
          </table:table-cell>
          <table:table-cell office:value-type="float" office:value="44666" calcext:value-type="float">
            <text:p>446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17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" calcext:value-type="float">
            <text:p>1</text:p>
          </table:table-cell>
          <table:table-cell office:value-type="float" office:value="47961" calcext:value-type="float">
            <text:p>479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93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" calcext:value-type="float">
            <text:p>2</text:p>
          </table:table-cell>
          <table:table-cell office:value-type="float" office:value="57646" calcext:value-type="float">
            <text:p>5764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8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3" calcext:value-type="float">
            <text:p>3</text:p>
          </table:table-cell>
          <table:table-cell office:value-type="float" office:value="64297" calcext:value-type="float">
            <text:p>642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85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4" calcext:value-type="float">
            <text:p>4</text:p>
          </table:table-cell>
          <table:table-cell office:value-type="float" office:value="50255" calcext:value-type="float">
            <text:p>502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5" calcext:value-type="float">
            <text:p>5</text:p>
          </table:table-cell>
          <table:table-cell office:value-type="float" office:value="61543" calcext:value-type="float">
            <text:p>61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68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6" calcext:value-type="float">
            <text:p>6</text:p>
          </table:table-cell>
          <table:table-cell office:value-type="float" office:value="67877" calcext:value-type="float">
            <text:p>678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6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7" calcext:value-type="float">
            <text:p>7</text:p>
          </table:table-cell>
          <table:table-cell office:value-type="float" office:value="60123" calcext:value-type="float">
            <text:p>601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8" calcext:value-type="float">
            <text:p>8</text:p>
          </table:table-cell>
          <table:table-cell office:value-type="float" office:value="62326" calcext:value-type="float">
            <text:p>623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9" calcext:value-type="float">
            <text:p>9</text:p>
          </table:table-cell>
          <table:table-cell office:value-type="float" office:value="45188" calcext:value-type="float">
            <text:p>451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0" calcext:value-type="float">
            <text:p>10</text:p>
          </table:table-cell>
          <table:table-cell office:value-type="float" office:value="92697" calcext:value-type="float">
            <text:p>926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51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1" calcext:value-type="float">
            <text:p>11</text:p>
          </table:table-cell>
          <table:table-cell office:value-type="float" office:value="90457" calcext:value-type="float">
            <text:p>904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80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2" calcext:value-type="float">
            <text:p>12</text:p>
          </table:table-cell>
          <table:table-cell office:value-type="float" office:value="106081" calcext:value-type="float">
            <text:p>10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9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3" calcext:value-type="float">
            <text:p>13</text:p>
          </table:table-cell>
          <table:table-cell office:value-type="float" office:value="46639" calcext:value-type="float">
            <text:p>466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32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4" calcext:value-type="float">
            <text:p>14</text:p>
          </table:table-cell>
          <table:table-cell office:value-type="float" office:value="105983" calcext:value-type="float">
            <text:p>105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5" calcext:value-type="float">
            <text:p>15</text:p>
          </table:table-cell>
          <table:table-cell office:value-type="float" office:value="63880" calcext:value-type="float">
            <text:p>638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74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6" calcext:value-type="float">
            <text:p>16</text:p>
          </table:table-cell>
          <table:table-cell office:value-type="float" office:value="44998" calcext:value-type="float">
            <text:p>44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7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7" calcext:value-type="float">
            <text:p>17</text:p>
          </table:table-cell>
          <table:table-cell office:value-type="float" office:value="41660" calcext:value-type="float">
            <text:p>416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82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8" calcext:value-type="float">
            <text:p>18</text:p>
          </table:table-cell>
          <table:table-cell office:value-type="float" office:value="58437" calcext:value-type="float">
            <text:p>584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560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9" calcext:value-type="float">
            <text:p>19</text:p>
          </table:table-cell>
          <table:table-cell office:value-type="float" office:value="51506" calcext:value-type="float">
            <text:p>51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31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0" calcext:value-type="float">
            <text:p>20</text:p>
          </table:table-cell>
          <table:table-cell office:value-type="float" office:value="106799" calcext:value-type="float">
            <text:p>1067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1" calcext:value-type="float">
            <text:p>21</text:p>
          </table:table-cell>
          <table:table-cell office:value-type="float" office:value="101100" calcext:value-type="float">
            <text:p>1011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86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2" calcext:value-type="float">
            <text:p>22</text:p>
          </table:table-cell>
          <table:table-cell office:value-type="float" office:value="73539" calcext:value-type="float">
            <text:p>735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23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3" calcext:value-type="float">
            <text:p>23</text:p>
          </table:table-cell>
          <table:table-cell office:value-type="float" office:value="59974" calcext:value-type="float">
            <text:p>599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7890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4" calcext:value-type="float">
            <text:p>24</text:p>
          </table:table-cell>
          <table:table-cell office:value-type="float" office:value="53885" calcext:value-type="float">
            <text:p>538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5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" calcext:value-type="float">
            <text:p>1</text:p>
          </table:table-cell>
          <table:table-cell office:value-type="float" office:value="58444" calcext:value-type="float">
            <text:p>584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" calcext:value-type="float">
            <text:p>2</text:p>
          </table:table-cell>
          <table:table-cell office:value-type="float" office:value="190020" calcext:value-type="float">
            <text:p>1900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70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3" calcext:value-type="float">
            <text:p>3</text:p>
          </table:table-cell>
          <table:table-cell office:value-type="float" office:value="61066" calcext:value-type="float">
            <text:p>61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0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4" calcext:value-type="float">
            <text:p>4</text:p>
          </table:table-cell>
          <table:table-cell office:value-type="float" office:value="110354" calcext:value-type="float">
            <text:p>1103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665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5" calcext:value-type="float">
            <text:p>5</text:p>
          </table:table-cell>
          <table:table-cell office:value-type="float" office:value="126638" calcext:value-type="float">
            <text:p>1266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93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6" calcext:value-type="float">
            <text:p>6</text:p>
          </table:table-cell>
          <table:table-cell office:value-type="float" office:value="68409" calcext:value-type="float">
            <text:p>684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3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7" calcext:value-type="float">
            <text:p>7</text:p>
          </table:table-cell>
          <table:table-cell office:value-type="float" office:value="53197" calcext:value-type="float">
            <text:p>53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8" calcext:value-type="float">
            <text:p>8</text:p>
          </table:table-cell>
          <table:table-cell office:value-type="float" office:value="88320" calcext:value-type="float">
            <text:p>88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75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9" calcext:value-type="float">
            <text:p>9</text:p>
          </table:table-cell>
          <table:table-cell office:value-type="float" office:value="77433" calcext:value-type="float">
            <text:p>77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48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0" calcext:value-type="float">
            <text:p>10</text:p>
          </table:table-cell>
          <table:table-cell office:value-type="float" office:value="83528" calcext:value-type="float">
            <text:p>8352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31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1" calcext:value-type="float">
            <text:p>11</text:p>
          </table:table-cell>
          <table:table-cell office:value-type="float" office:value="60498" calcext:value-type="float">
            <text:p>60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2" calcext:value-type="float">
            <text:p>12</text:p>
          </table:table-cell>
          <table:table-cell office:value-type="float" office:value="65649" calcext:value-type="float">
            <text:p>65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9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3" calcext:value-type="float">
            <text:p>13</text:p>
          </table:table-cell>
          <table:table-cell office:value-type="float" office:value="77295" calcext:value-type="float">
            <text:p>77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3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4" calcext:value-type="float">
            <text:p>14</text:p>
          </table:table-cell>
          <table:table-cell office:value-type="float" office:value="72938" calcext:value-type="float">
            <text:p>72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33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5" calcext:value-type="float">
            <text:p>15</text:p>
          </table:table-cell>
          <table:table-cell office:value-type="float" office:value="59691" calcext:value-type="float">
            <text:p>59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00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6" calcext:value-type="float">
            <text:p>16</text:p>
          </table:table-cell>
          <table:table-cell office:value-type="float" office:value="107861" calcext:value-type="float">
            <text:p>1078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8" calcext:value-type="float">
            <text:p>18</text:p>
          </table:table-cell>
          <table:table-cell office:value-type="float" office:value="56416" calcext:value-type="float">
            <text:p>564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09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9" calcext:value-type="float">
            <text:p>19</text:p>
          </table:table-cell>
          <table:table-cell office:value-type="float" office:value="80663" calcext:value-type="float">
            <text:p>806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0" calcext:value-type="float">
            <text:p>20</text:p>
          </table:table-cell>
          <table:table-cell office:value-type="float" office:value="69769" calcext:value-type="float">
            <text:p>697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60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1" calcext:value-type="float">
            <text:p>21</text:p>
          </table:table-cell>
          <table:table-cell office:value-type="float" office:value="93768" calcext:value-type="float">
            <text:p>937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31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2" calcext:value-type="float">
            <text:p>22</text:p>
          </table:table-cell>
          <table:table-cell office:value-type="float" office:value="61163" calcext:value-type="float">
            <text:p>611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27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3" calcext:value-type="float">
            <text:p>23</text:p>
          </table:table-cell>
          <table:table-cell office:value-type="float" office:value="279643" calcext:value-type="float">
            <text:p>2796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53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4" calcext:value-type="float">
            <text:p>24</text:p>
          </table:table-cell>
          <table:table-cell office:value-type="float" office:value="76175" calcext:value-type="float">
            <text:p>761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0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" calcext:value-type="float">
            <text:p>1</text:p>
          </table:table-cell>
          <table:table-cell office:value-type="float" office:value="59425" calcext:value-type="float">
            <text:p>59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" calcext:value-type="float">
            <text:p>2</text:p>
          </table:table-cell>
          <table:table-cell office:value-type="float" office:value="57274" calcext:value-type="float">
            <text:p>572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6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3" calcext:value-type="float">
            <text:p>3</text:p>
          </table:table-cell>
          <table:table-cell office:value-type="float" office:value="46696" calcext:value-type="float">
            <text:p>46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07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4" calcext:value-type="float">
            <text:p>4</text:p>
          </table:table-cell>
          <table:table-cell office:value-type="float" office:value="58429" calcext:value-type="float">
            <text:p>584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2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5" calcext:value-type="float">
            <text:p>5</text:p>
          </table:table-cell>
          <table:table-cell office:value-type="float" office:value="59580" calcext:value-type="float">
            <text:p>595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7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6" calcext:value-type="float">
            <text:p>6</text:p>
          </table:table-cell>
          <table:table-cell office:value-type="float" office:value="59752" calcext:value-type="float">
            <text:p>5975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7" calcext:value-type="float">
            <text:p>7</text:p>
          </table:table-cell>
          <table:table-cell office:value-type="float" office:value="55923" calcext:value-type="float">
            <text:p>559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24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8" calcext:value-type="float">
            <text:p>8</text:p>
          </table:table-cell>
          <table:table-cell office:value-type="float" office:value="14221" calcext:value-type="float">
            <text:p>142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6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9" calcext:value-type="float">
            <text:p>9</text:p>
          </table:table-cell>
          <table:table-cell office:value-type="float" office:value="69907" calcext:value-type="float">
            <text:p>699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0" calcext:value-type="float">
            <text:p>10</text:p>
          </table:table-cell>
          <table:table-cell office:value-type="float" office:value="54701" calcext:value-type="float">
            <text:p>547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87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1" calcext:value-type="float">
            <text:p>11</text:p>
          </table:table-cell>
          <table:table-cell office:value-type="float" office:value="56574" calcext:value-type="float">
            <text:p>565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83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2" calcext:value-type="float">
            <text:p>12</text:p>
          </table:table-cell>
          <table:table-cell office:value-type="float" office:value="57542" calcext:value-type="float">
            <text:p>575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2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3" calcext:value-type="float">
            <text:p>13</text:p>
          </table:table-cell>
          <table:table-cell office:value-type="float" office:value="77959" calcext:value-type="float">
            <text:p>779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4" calcext:value-type="float">
            <text:p>14</text:p>
          </table:table-cell>
          <table:table-cell office:value-type="float" office:value="52629" calcext:value-type="float">
            <text:p>526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5" calcext:value-type="float">
            <text:p>15</text:p>
          </table:table-cell>
          <table:table-cell office:value-type="float" office:value="71410" calcext:value-type="float">
            <text:p>714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8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6" calcext:value-type="float">
            <text:p>16</text:p>
          </table:table-cell>
          <table:table-cell office:value-type="float" office:value="50250" calcext:value-type="float">
            <text:p>502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7" calcext:value-type="float">
            <text:p>17</text:p>
          </table:table-cell>
          <table:table-cell office:value-type="float" office:value="77584" calcext:value-type="float">
            <text:p>775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7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8" calcext:value-type="float">
            <text:p>18</text:p>
          </table:table-cell>
          <table:table-cell office:value-type="float" office:value="73370" calcext:value-type="float">
            <text:p>733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53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9" calcext:value-type="float">
            <text:p>19</text:p>
          </table:table-cell>
          <table:table-cell office:value-type="float" office:value="57975" calcext:value-type="float">
            <text:p>57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05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0" calcext:value-type="float">
            <text:p>20</text:p>
          </table:table-cell>
          <table:table-cell office:value-type="float" office:value="65126" calcext:value-type="float">
            <text:p>651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1" calcext:value-type="float">
            <text:p>21</text:p>
          </table:table-cell>
          <table:table-cell office:value-type="float" office:value="59548" calcext:value-type="float">
            <text:p>595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76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2" calcext:value-type="float">
            <text:p>22</text:p>
          </table:table-cell>
          <table:table-cell office:value-type="float" office:value="60969" calcext:value-type="float">
            <text:p>609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2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3" calcext:value-type="float">
            <text:p>23</text:p>
          </table:table-cell>
          <table:table-cell office:value-type="float" office:value="125563" calcext:value-type="float">
            <text:p>125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4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4" calcext:value-type="float">
            <text:p>24</text:p>
          </table:table-cell>
          <table:table-cell office:value-type="float" office:value="72975" calcext:value-type="float">
            <text:p>72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124 }</text:p>
          </table:table-cell>
        </table:table-row>
      </table:table>
      <table:table table:name="Facts" table:style-name="ta1">
        <office:forms form:automatic-focus="false" form:apply-design-mode="false"/>
        <table:table-column table:style-name="co28" table:default-cell-style-name="Default"/>
        <table:table-row table:style-name="ro2">
          <table:table-cell office:value-type="string" calcext:value-type="string">
            <text:p>Expected # Records for Initial Load</text:p>
          </table:table-cell>
        </table:table-row>
        <table:table-row table:style-name="ro2">
          <table:table-cell table:formula="of:=29000000+(40*29000000)" office:value-type="float" office:value="1189000000" calcext:value-type="float">
            <text:p>1189000000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arget Records per Second for Initial Load of 7 Days</text:p>
          </table:table-cell>
        </table:table-row>
        <table:table-row table:style-name="ro2">
          <table:table-cell table:style-name="ce8" table:formula="of:=[.A2]/(7*24*60*60)" office:value-type="float" office:value="1965.93915343915" calcext:value-type="float">
            <text:p>1965.9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arget Records per Second for Initial Load of 30 Days</text:p>
          </table:table-cell>
        </table:table-row>
        <table:table-row table:style-name="ro2">
          <table:table-cell table:style-name="ce8" table:formula="of:=[.A2]/(30*24*60*60)" office:value-type="float" office:value="458.719135802469" calcext:value-type="float">
            <text:p>458.72</text:p>
          </table:table-cell>
        </table:table-row>
      </table:table>
      <table:named-expressions>
        <table:named-range table:name="LinkedBenchmarkData" table:base-cell-address="$'benchmark-data.csv (linked)'.$A$1" table:cell-range-address="$'benchmark-data.csv (linked)'.$A$1:.$AMJ$1048576"/>
      </table:named-expressions>
      <table:database-ranges>
        <table:database-range table:name="__Anonymous_Sheet_DB__1" table:target-range-address="'benchmark-data.csv (linked)'.A2:'benchmark-data.csv (linked)'.AMJ3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4:39:11.723201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Davis</meta:initial-creator>
    <meta:creation-date>2016-10-03T13:01:17.054186570</meta:creation-date>
    <dc:date>2016-10-11T14:41:18.704038554</dc:date>
    <dc:creator>Karl Davis</dc:creator>
    <meta:editing-duration>P1DT10M59S</meta:editing-duration>
    <meta:editing-cycles>25</meta:editing-cycles>
    <meta:generator>LibreOffice/4.2.8.2$Linux_X86_64 LibreOffice_project/420m0$Build-2</meta:generator>
    <meta:document-statistic meta:table-count="3" meta:cell-count="2042" meta:object-count="0"/>
  </office:meta>
</office:document-meta>
</file>